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Segoe-Italic1" svg:font-family="Segoe-Italic" style:font-family-generic="script"/>
    <style:font-face style:name="Segoe" svg:font-family="Segoe" style:font-family-generic="swiss"/>
    <style:font-face style:name="Segoe-Italic" svg:font-family="Segoe-Italic"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Segoe" fo:font-size="9pt" style:font-name-asian="Segoe" style:font-size-asian="9pt" style:font-name-complex="Segoe" style:font-size-complex="9pt"/>
    </style:style>
    <style:style style:name="P2" style:family="paragraph" style:parent-style-name="Standard">
      <style:paragraph-properties fo:margin-left="0in" fo:margin-right="0.3126in" fo:text-align="start" style:justify-single-word="false" fo:text-indent="0in" style:auto-text-indent="false" style:text-autospace="none"/>
      <style:text-properties style:font-name="Segoe" fo:font-size="9pt" style:font-size-asian="9pt" style:font-size-complex="9pt"/>
    </style:style>
    <style:style style:name="P3" style:family="paragraph" style:parent-style-name="Standard" style:master-page-name="">
      <style:paragraph-properties fo:margin-left="0.9898in" fo:margin-right="0.6043in" fo:text-indent="0in" style:auto-text-indent="false" style:page-number="auto" style:text-autospace="none"/>
    </style:style>
    <style:style style:name="P4" style:family="paragraph" style:parent-style-name="Standard" style:master-page-name="">
      <style:paragraph-properties fo:margin-left="0.9791in" fo:margin-right="0.4583in" fo:text-indent="0in" style:auto-text-indent="false" style:page-number="auto" style:text-autospace="none"/>
    </style:style>
    <style:style style:name="P5" style:family="paragraph" style:parent-style-name="Standard" style:master-page-name="">
      <style:paragraph-properties fo:margin-left="0.9898in" fo:margin-right="0.4689in" style:line-height-at-least="0.2083in" fo:text-align="start" style:justify-single-word="false" fo:text-indent="0in" style:auto-text-indent="false" style:page-number="auto"/>
    </style:style>
    <style:style style:name="P6" style:family="paragraph" style:parent-style-name="Text_20_body">
      <style:text-properties style:font-name="Times New Roman" fo:font-size="12pt" style:font-size-asian="12pt" style:font-size-complex="12pt"/>
    </style:style>
    <style:style style:name="P7" style:family="paragraph" style:parent-style-name="Text_20_body">
      <style:text-properties style:use-window-font-color="true" style:font-name="Times New Roman" fo:font-size="12pt" style:font-size-asian="12pt" style:font-size-complex="12pt"/>
    </style:style>
    <style:style style:name="P8" style:family="paragraph" style:parent-style-name="Standard" style:master-page-name="">
      <style:paragraph-properties fo:margin-left="0in" fo:margin-right="0.3228in" style:line-height-at-least="0.2083in" fo:text-align="start" style:justify-single-word="false" fo:text-indent="0in" style:auto-text-indent="false" style:page-number="auto"/>
      <style:text-properties fo:font-variant="normal" fo:text-transform="none" style:use-window-font-color="true" style:font-name="Times New Roman" fo:font-size="12pt" fo:letter-spacing="normal" fo:font-style="normal" fo:font-weight="normal" style:font-size-asian="12pt" style:font-size-complex="12pt"/>
    </style:style>
    <style:style style:name="P9" style:family="paragraph" style:parent-style-name="Standard" style:master-page-name="">
      <style:paragraph-properties fo:margin-left="0in" fo:margin-right="0.3126in" fo:text-align="start" style:justify-single-word="false" fo:text-indent="0in" style:auto-text-indent="false" style:page-number="auto" style:text-autospace="none"/>
      <style:text-properties style:use-window-font-color="true" style:font-name="Segoe" fo:font-size="9pt" fo:font-style="italic" style:font-name-asian="Segoe" style:font-size-asian="9pt" style:font-style-asian="italic" style:font-name-complex="Segoe" style:font-size-complex="9pt" style:font-style-complex="italic"/>
    </style:style>
    <style:style style:name="P10" style:family="paragraph" style:parent-style-name="Standard">
      <style:paragraph-properties fo:margin-left="0in" fo:margin-right="0.3126in" fo:text-align="start" style:justify-single-word="false" fo:text-indent="0in" style:auto-text-indent="false" style:text-autospace="none"/>
      <style:text-properties style:use-window-font-color="true" style:font-name="Segoe-Italic" fo:font-size="9pt" fo:font-style="italic" style:font-name-asian="Segoe-Italic" style:font-size-asian="9pt" style:font-style-asian="italic" style:font-name-complex="Segoe-Italic" style:font-size-complex="9pt" style:font-style-complex="italic"/>
    </style:style>
    <style:style style:name="P11" style:family="paragraph" style:parent-style-name="Standard" style:master-page-name="">
      <style:paragraph-properties fo:margin-left="-0.0102in" fo:margin-right="0.6043in" fo:text-indent="0in" style:auto-text-indent="false" style:page-number="auto" style:text-autospace="none"/>
      <style:text-properties fo:color="#000000" style:font-name="Segoe" fo:font-size="9pt" fo:font-style="italic" style:font-name-asian="Segoe" style:font-size-asian="9pt" style:font-style-asian="italic" style:font-name-complex="Segoe" style:font-size-complex="9pt" style:font-style-complex="italic"/>
    </style:style>
    <style:style style:name="P12" style:family="paragraph" style:parent-style-name="Standard">
      <style:paragraph-properties fo:margin-left="-0.0102in" fo:margin-right="0.6043in" fo:text-indent="0in" style:auto-text-indent="false" style:text-autospace="none"/>
      <style:text-properties fo:color="#000000" style:font-name="Segoe" fo:font-size="9pt" fo:font-style="italic" style:font-name-asian="Segoe" style:font-size-asian="9pt" style:font-style-asian="italic" style:font-name-complex="Segoe" style:font-size-complex="9pt" style:font-style-complex="italic"/>
    </style:style>
    <style:style style:name="P13" style:family="paragraph" style:parent-style-name="Standard">
      <style:paragraph-properties fo:margin-left="0in" fo:margin-right="0.6043in" fo:text-indent="0in" style:auto-text-indent="false" style:text-autospace="none"/>
      <style:text-properties fo:color="#000000" style:font-name="Segoe" fo:font-size="9pt" fo:font-style="italic" style:font-name-asian="Segoe" style:font-size-asian="9pt" style:font-style-asian="italic" style:font-name-complex="Segoe" style:font-size-complex="9pt" style:font-style-complex="italic"/>
    </style:style>
    <style:style style:name="T1"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2"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T3" style:family="text">
      <style:text-properties fo:font-variant="normal" fo:text-transform="none" style:use-window-font-color="true" style:text-line-through-style="none" style:font-name="Times New Roman" fo:font-size="12pt" fo:letter-spacing="normal" fo:font-style="normal" style:text-underline-style="none" fo:font-weight="bold" style:text-blinking="false" style:font-size-asian="12pt" style:font-size-complex="12pt"/>
    </style:style>
    <style:style style:name="T4" style:family="text">
      <style:text-properties fo:color="#000000" style:font-name="Segoe" fo:font-size="9pt" style:font-name-asian="Segoe" style:font-size-asian="9pt" style:font-name-complex="Segoe" style:font-size-complex="9pt"/>
    </style:style>
    <style:style style:name="T5" style:family="text">
      <style:text-properties fo:color="#000000" style:font-name="Segoe" fo:font-size="9pt" fo:font-style="italic" style:font-name-asian="Segoe" style:font-size-asian="9pt" style:font-style-asian="italic" style:font-name-complex="Segoe" style:font-size-complex="9pt" style:font-style-complex="italic"/>
    </style:style>
    <style:style style:name="T6" style:family="text">
      <style:text-properties fo:color="#000000" fo:font-style="italic" style:font-name-asian="Segoe" style:font-style-asian="italic" style:font-name-complex="Segoe" style:font-style-complex="italic"/>
    </style:style>
    <style:style style:name="T7" style:family="text">
      <style:text-properties fo:color="#000000" style:font-name-asian="Segoe" style:font-name-complex="Segoe"/>
    </style:style>
    <style:style style:name="T8" style:family="text">
      <style:text-properties fo:color="#000000" style:font-name="Segoe-Italic" fo:font-size="9pt" fo:font-style="italic" style:font-name-asian="Segoe-Italic" style:font-size-asian="9pt" style:font-style-asian="italic" style:font-name-complex="Segoe-Italic" style:font-size-complex="9pt" style:font-style-complex="italic"/>
    </style:style>
    <style:style style:name="T9" style:family="text">
      <style:text-properties style:use-window-font-color="true"/>
    </style:style>
    <style:style style:name="T10" style:family="text">
      <style:text-properties style:use-window-font-color="true" style:font-name="Segoe" fo:font-size="9pt" style:font-name-asian="Segoe" style:font-size-asian="9pt" style:font-name-complex="Segoe" style:font-size-complex="9pt"/>
    </style:style>
    <style:style style:name="T11" style:family="text">
      <style:text-properties style:use-window-font-color="true" style:font-name="Segoe" fo:font-size="9pt" fo:font-style="italic" style:font-name-asian="Segoe" style:font-size-asian="9pt" style:font-style-asian="italic" style:font-name-complex="Segoe" style:font-size-complex="9pt" style:font-style-complex="italic"/>
    </style:style>
    <style:style style:name="T12" style:family="text">
      <style:text-properties style:use-window-font-color="true" style:font-name="Segoe-Italic" fo:font-size="9pt" fo:font-style="italic" style:font-name-asian="Segoe-Italic" style:font-size-asian="9pt" style:font-style-asian="italic" style:font-name-complex="Segoe-Italic" style:font-size-complex="9pt" style:font-style-complex="italic"/>
    </style:style>
    <style:style style:name="T13" style:family="text">
      <style:text-properties style:use-window-font-color="true" style:font-name="Segoe-Italic" fo:font-style="italic" style:font-name-asian="Segoe-Italic" style:font-style-asian="italic" style:font-name-complex="Segoe-Italic" style:font-style-complex="italic"/>
    </style:style>
    <style:style style:name="T14" style:family="text">
      <style:text-properties style:use-window-font-color="true" style:font-name="Segoe-Italic" fo:font-style="italic" fo:font-weight="normal" style:font-name-asian="Segoe-Italic" style:font-style-asian="italic" style:font-weight-asian="normal" style:font-name-complex="Segoe-Italic" style:font-style-complex="italic" style:font-weight-complex="normal"/>
    </style:style>
    <style:style style:name="T15" style:family="text">
      <style:text-properties style:use-window-font-color="true" style:font-name="Segoe-Italic1" fo:font-size="9pt" fo:font-style="italic" style:font-name-asian="Segoe-Italic1" style:font-size-asian="9pt" style:font-style-asian="italic" style:font-name-complex="Segoe-Italic1" style:font-size-complex="9pt" style:font-style-complex="italic"/>
    </style:style>
    <style:style style:name="T16" style:family="text">
      <style:text-properties style:use-window-font-color="true" fo:font-style="italic" style:font-name-asian="Segoe" style:font-style-asian="italic" style:font-name-complex="Segoe" style:font-style-complex="italic"/>
    </style:style>
    <style:style style:name="T17" style:family="text">
      <style:text-properties style:font-name="Segoe" fo:font-size="9pt" style:font-name-asian="Segoe" style:font-size-asian="9pt" style:font-name-complex="Segoe" style:font-size-complex="9pt"/>
    </style:style>
    <style:style style:name="T18" style:family="text">
      <style:text-properties style:font-name="Segoe" fo:font-size="9pt" fo:font-style="italic" style:font-name-asian="Segoe" style:font-size-asian="9pt" style:font-style-asian="italic" style:font-name-complex="Segoe" style:font-size-complex="9pt" style:font-style-complex="italic"/>
    </style:style>
    <style:style style:name="T19" style:family="text">
      <style:text-properties style:font-name="Segoe-Italic" fo:font-size="9pt" fo:font-style="italic" style:font-name-asian="Segoe-Italic" style:font-size-asian="9pt" style:font-style-asian="italic" style:font-name-complex="Segoe-Italic" style:font-size-complex="9pt" style:font-style-complex="italic"/>
    </style:style>
    <style:style style:name="T20" style:family="text">
      <style:text-properties style:font-name-asian="Segoe" style:font-name-complex="Sego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tab/>The Windows operating system has a rich history of advancements throughout the years. Thankfully, Microsoft's Website provides a detailed history, which is truncated below as follows:</text:p>
      <text:p text:style-name="P5"><text:span text:style-name="T1">In 1975, Bill Gates and Paul Allen form a partnership called Microsoft, with the vision to have a personal computer in every home someday. On November 20, 1985, two years after the initial announcement, Microsoft ships Windows 1.0. Now, rather than typing MS-DOS commands, you just move a mouse to point and click your way through screens, or 'windows.' On December 9, 1987 Microsoft releases Windows 2.0 with desktop icons and expanded memory. On May 22, 1990, Microsoft announces Windows 3.0, followed shortly by Windows 3.1 in 1992. Windows now has significantly better performance, advanced graphics with 16 colors, and improved icons. Windows for Workgroups 3.11 adds peer-to-peer workgroup and domain networking support and, for the first time, PCs become an integral part of the emerging client/server computing evolution. On August 24, 1995, Microsoft releases Windows 95, selling a record-setting 7 million copies in the first five weeks. It’s the most publicized launch Microsoft has ever taken on. This is the era of fax/modems, email, the new online world, and dazzling multimedia games and educational software. Windows 95 has built-in Internet support, dial-up networking, and new Plug and Play capabilities that make it easy to install hardware and software. The 32-bit operating system also offers enhanced multimedia capabilities, more powerful features for mobile computing, and integrated networking. Windows 95 features the first appearance of the Start menu, taskbar, and minimize, maximize, and close buttons on each window. In the summer of 1995, the first version of </text:span><text:a xlink:type="simple" xlink:href="http://windows.microsoft.com/en-us/internet-explorer/products/history"><text:span text:style-name="T2">Internet Explorer</text:span></text:a><text:span text:style-name="T3"> </text:span><text:span text:style-name="T1">is released. Released on June 25, 1998, Windows 98 is the first version of Windows designed specifically for consumers. PCs are common at work and home, and Internet cafes where you can get online are popping up. Other improvements include the ability to open and close programs more quickly, and support for reading DVD discs and universal serial bus (USB) devices. Another first appearance is the Quick Launch bar, which lets you run programs without having to browse the Start menu or look for them on the desktop. On October 25, 2001, Windows XP is released with a redesigned look and feel that's centered on usability and a unified Help and Support services center. It’s available in 25 languages. Navigating the Start menu, taskbar, and Control Panel are more intuitive. Awareness of computer viruses and hackers increases, but fears are to a certain extent calmed by the online delivery of security updates. Consumers begin to understand warnings about suspicious attachments and viruses. There’s more emphasis on Help and Support. Designed for home use, Windows XP offers such enhancements as the Network Setup Wizard, Windows Media Player, </text:span><text:span text:style-name="T1">Windows Movie Maker, and enhanced digital photo capabilities. Windows Vista is released in 2006 with the strongest security system </text:span><text:soft-page-break/><text:span text:style-name="T1">yet. Search gets new emphasis and helps people find files on their PCs faster. Windows 7 is released for the wireless world of the late 2000s. Laptops are outselling desktops, and it's become common to connect to public wireless hotspots in coffee shops and private networks in the home. Windows 7 includes new ways to work with windows—like Snap, Peek, and Shake—that improves functionality and makes the interface more fun to use. It also marks the debut of Windows Touch, which lets touchscreen users browse the web, flip through photos, and open files and folders. Windows 8 is a reimagined operating system, from the chipset to the user experience, and introduces a totally new interface that works smoothly for both touch and mouse and keyboard. <text:s/>Power users notices that Windows 8 makes the detection and correction of file system errors both more transparent and less intrusive. - Microsoft Website</text:span></text:p>
      <text:p text:style-name="P7"><text:line-break/>As described above, Windows' user interface has evolved as functionality was added throughout the years. Windows 7, specifically, maintains the classic windows look; desktop, start bar, and icons. <text:tab/>Thanks to Pcmag.com, users have discovered that Windows 7 has some cool hidden features, such as God mode, an option that allows the user to configure every possible system configuration available in one simple location; the windows calculator now has built in worksheets, Word Pad can now read in more file types, and the system can also take a hard wired or wi-fi connection and create a new, separate virtual wi-fi connection. In addition, Windows typically doesn't erase data, but 'deleting' data involves marking it as available fore rewrite, so Windows 7 has a hidden option that will allow the user to erase all memory locations marked as available, to ensure sensitive data isn't lurking.</text:p>
      <text:p text:style-name="P6"><text:span text:style-name="T9"><text:tab/>The process scheduling in Windows 7 is fairly straightforward in the abstract; make processes, and schedule them in a variant hybrid multi-level feedback queue combined with a round robin mechanism, specifically, that </text:span><text:span text:style-name="T12">"</text:span><text:span text:style-name="T11">Windows implements a priority-driven, preemptive scheduling system—at least one of the highest priority </text:span><text:span text:style-name="T17">runnable (ready) threads always runs, with the caveat that certain high-priority threads ready to run might be limited by the processors on which they might be allowed or preferred to run on, a </text:span><text:span text:style-name="T10">phenomenon called </text:span><text:span text:style-name="T15">processor affinity</text:span><text:span text:style-name="T10">.</text:span><text:span text:style-name="T12">" </text:span><text:span text:style-name="T9">. However, the scheduling itself isn't as interesting as the processes are. According to the recent Windows Internal books, "e</text:span><text:span text:style-name="T10">ach Windows process is represented by an executive process (EPROCESS) structure. Besides </text:span><text:span text:style-name="T17">containing many attributes relating to a process, an EPROCESS contains and points to a number of other related data structures. For example, each process has one or more threads, each represented </text:span><text:span text:style-name="T10">by an executive thread (ETHREAD) structure." These processes are combined into a W32PROCESS structure, and "The W32PROCESS </text:span><text:span text:style-name="T17">structure is created the first time a thread calls a Windows USER or GDI function that is implemented </text:span><text:span text:style-name="T10">in kernel mode." So what gets sorted by the scheduler, exactly? "With the exception of the idle process, every EPROCESS structure is encapsulated as a process object by the executive object manager," and these EPORCESS structures can be accessed via a handle. "A handle to a process provides, through use of </text:span><text:span text:style-name="T17">the process-related APIs, access to some of the data in the EPROCESS structure and also in some of its </text:span><text:span text:style-name="T10">associated structures."</text:span></text:p>
      <text:p text:style-name="P6"><text:span text:style-name="T10"><text:tab/>How do EPROCESS relate to the scheduler, itself? "The first member of the executive process structure is called </text:span><text:span text:style-name="T12">Pcb</text:span><text:span text:style-name="T10">, for </text:span><text:span text:style-name="T12">process control block. </text:span><text:span text:style-name="T11">It is a structure of type KPROCESS, for </text:span><text:span text:style-name="T12">kernel process" and "</text:span><text:span text:style-name="T11">Although routines in the executive </text:span><text:span text:style-name="T17">store information in the EPROCESS, the dispatcher, scheduler, and interrupt/time accounting code— being part of the operating system kernel—use the KPROCESS instead. This allows a layer of abstraction to exist between the executive’s high-level functionality and its underlying low-level implementation </text:span><text:span text:style-name="T11">of certain functions, and it helps prevent unwanted dependencies between the layers.</text:span><text:span text:style-name="T12">" Windows schedules threads and assigns processes to these threads. In some cases, threads will be created such that they only contain a single process. To further address concurrency concerns, "p</text:span><text:span text:style-name="T11">rotected processes can be created by any application; however, the operating system will allow a </text:span><text:span text:style-name="T17">process to be protected only if the image file has been digitally signed with a special Windows Media </text:span><text:span text:style-name="T11">Certificate.</text:span><text:span text:style-name="T12">" At the user level, these protected processes allows the </text:span><text:span text:style-name="T12">user to have some influence to safeguarding their information directly, while "a</text:span><text:span text:style-name="T11">t the kernel level, support for protected processes is twofold: first, the bulk of process creation occurs in kernel mode to avoid injection attacks.</text:span><text:span text:style-name="T12">" Lastly, "t</text:span><text:span text:style-name="T11">hread priority levels are assigned from two different perspectives: those of the Windows API </text:span><text:soft-page-break/><text:span text:style-name="T11">and those of the Windows kernel.</text:span><text:span text:style-name="T12">" </text:span></text:p>
      <text:p text:style-name="P6"><text:span text:style-name="T12"><text:tab/>The Windows Internals book's second half goes on to discuss memory managment. For memory management "t</text:span><text:span text:style-name="T11">o accomplish the goal of being fully </text:span><text:span text:style-name="T17">reentrant, the memory manager uses several different internal synchronization mechanisms, such as </text:span><text:span text:style-name="T11">spinlocks, to control access to its own internal data structures.</text:span><text:span text:style-name="T12">" Memory management in Windows 7 works at the process level and "p</text:span><text:span text:style-name="T11">er-process memory management data structures that require synchronization include the </text:span><text:span text:style-name="T17">working set lock (held while changes are being made to the working set list) and the address space lock (held whenever the address space is being changed). Both these locks are implemented using </text:span><text:span text:style-name="T11">pushlocks.</text:span><text:span text:style-name="T12">" While the system is powerful and flexible providing "</text:span><text:span text:style-name="T11">The memory manager provides a set of system services to allocate and free virtual memory, share </text:span><text:span text:style-name="T17">memory between processes, map files into memory, flush virtual pages to disk, retrieve information about a range of virtual pages, change the protection of virtual pages, and lock the virtual pages into </text:span><text:span text:style-name="T11">memory.</text:span><text:span text:style-name="T12">" Programmers can access processes through the process handles:</text:span></text:p>
      <text:p text:style-name="P4"><text:span text:style-name="T19">"</text:span><text:span text:style-name="T18">Like other Windows executive services, the memory management services allow their caller to </text:span><text:span text:style-name="T17">supply a process handle indicating the particular process whose virtual memory is to be manipulated. The caller can thus manipulate either its own memory or (with the proper permissions) the memory of another process. For example, if a process creates a child process, by default it has the right to manipulate the child process’s virtual memory. Thereafter, the parent process can allocate, deallocate, read, and write memory on behalf of the child process by calling virtual memory services and passing a handle to the child process as an argument. This feature is used by subsystems to manage the memory of their client processes. It is also essential for implementing debuggers because debuggers </text:span><text:span text:style-name="T11">must be able to read and write to the memory of the process being debugged. - Windows Internals</text:span></text:p>
      <text:p text:style-name="P9"/>
      <text:p text:style-name="P2"><text:span text:style-name="T16">Memory managers also supports and uses paging. </text:span><text:span text:style-name="T13">"</text:span><text:span text:style-name="T16">The processors on which Windows</text:span></text:p>
      <text:p text:style-name="P1">runs support two page sizes, called small and large. The actual sizes vary based on the processor</text:p>
      <text:p text:style-name="P2"><text:span text:style-name="T16">architecture</text:span><text:span text:style-name="T13">." Perhaps the most interesting features of Windows' paging system is that "e</text:span><text:span text:style-name="T16">ach page (whether large or small) must be </text:span><text:span text:style-name="T20">mapped with a single protection that applies to the entire page (because hardware memory protection is on a per-page basis). If a large page contains, for example, both read-only code and read/</text:span></text:p>
      <text:p text:style-name="P1">write data, the page must be marked as read/write, which means that the code will be writable. This</text:p>
      <text:p text:style-name="P1">means that device drivers or other kernel-mode code could, as a result of a bug, modify what is supposed</text:p>
      <text:p text:style-name="P2"><text:span text:style-name="T16">to be read-only operating system or driver code without causing a memory access violation.</text:span><text:span text:style-name="T13">" While this can present an exploitable and buggy paging system, "</text:span><text:span text:style-name="T16">Windows applications can call the </text:span><text:span text:style-name="T13">VirtualLock </text:span><text:span text:style-name="T16">function to lock pages in their process working </text:span><text:span text:style-name="T20">set. Pages locked using this mechanism remain in memory until explicitly unlocked or until the </text:span><text:span text:style-name="T16">process that locked them terminates</text:span><text:span text:style-name="T13">", allowing users some line of defense, assuming they're aware that such an issue exists in the first place. "Windows 7 is capable of offering a supported and tested 2TB of physical memory, however, this requires a system that could support a call center to achieve. Other versions of Windows 7 caps the maximum physical memory based on residential/commercial use, and does this to create a standard for design."</text:span></text:p>
      <text:p text:style-name="P2"><text:span text:style-name="T13"><text:tab/>Windows 7 uses a file system based on clusters.</text:span><text:span text:style-name="T14">"</text:span><text:span text:style-name="T13">Clusters </text:span><text:span text:style-name="T16">are the addressable blocks that many file system formats use. Cluster size is always a </text:span><text:span text:style-name="T13">multiple of the [hard disk] sector size" and </text:span><text:span text:style-name="T16">"</text:span><text:span text:style-name="T6">Windows includes support for the following file system formats: </text:span><text:span text:style-name="T7">CDFS, UDF, FAT12, FAT16, and FAT32, exFAT and NTFS. </text:span><text:span text:style-name="T13">Each of these formats is best suited for certain environments." NTFS is Windows preferred format, however, because it aims to tackle problems nearly every file system faces, namely, in regards to data protection and:</text:span></text:p>
      <text:p text:style-name="P10"/>
      <text:p text:style-name="P3"><text:span text:style-name="T4">"To address the requirement for reliable data storage and data access, NTFS provides file system </text:span><text:span text:style-name="T17">recovery based on the concept of an </text:span><text:span text:style-name="T19">atomic transaction</text:span><text:span text:style-name="T17">. Atomic transactions are a technique for handling modifications to a database so that system failures don’t affect the correctness or integrity of the database. The basic tenet of atomic transactions is that some database operations, called </text:span><text:span text:style-name="T19">transactions</text:span><text:span text:style-name="T17">, are all-or-nothing propositions. (A </text:span><text:span text:style-name="T19">transaction </text:span><text:span text:style-name="T17">is defined as an I/O operation that alters file system data or changes the volume’s directory structure.) The separate disk updates that make up the transaction must be executed </text:span><text:span text:style-name="T19">atomically</text:span><text:span text:style-name="T17">—that is, once the transaction begins to execute, all its disk updates must be completed. If a system failure interrupts the transaction, the part that has been</text:span><text:span text:style-name="T4"> completed must be undone, or </text:span><text:span text:style-name="T8">rolled back</text:span><text:span text:style-name="T4">. The rollback operation returns the database to a previously </text:span><text:span text:style-name="T17">known and consistent state, as if the transaction had never occurred. NTFS uses atomic transactions to implement its file system recovery feature. If a program initiates an I/O operation that alters the structure of an NTFS volume—that is, changes the directory structure, extends a file, allocates space for a new file, and so on—NTFS treats that operation as an atomic transaction. It guarantees that the </text:span><text:span text:style-name="T17">transaction is either completed or, if the system fails while executing </text:span><text:span text:style-name="T11">the transaction, rolled back.</text:span><text:span text:style-name="T5">" - Windows Internals</text:span></text:p>
      <text:p text:style-name="P11">Windows 7 implementation of the NTFS system format offers security and reliability in manipulating <text:soft-page-break/>data, which is absolutely essential to modern day operating systems.</text:p>
      <text:p text:style-name="P13"/>
      <text:p text:style-name="P12"><text:tab/>Mac Stuff Start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Segoe-Italic1" svg:font-family="Segoe-Italic" style:font-family-generic="script"/>
    <style:font-face style:name="Segoe" svg:font-family="Segoe" style:font-family-generic="swiss"/>
    <style:font-face style:name="Segoe-Italic" svg:font-family="Segoe-Italic"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52M31S</meta:editing-duration>
    <meta:editing-cycles>65</meta:editing-cycles>
    <meta:generator>OpenOffice/4.0.1$Win32 OpenOffice.org_project/401m5$Build-9714</meta:generator>
    <dc:date>2014-12-01T17:15:13.52</dc:date>
    <dc:creator>Jon Collins</dc:creator>
    <meta:document-statistic meta:table-count="0" meta:image-count="0" meta:object-count="0" meta:page-count="4" meta:paragraph-count="17" meta:word-count="2125" meta:character-count="13576"/>
    <meta:user-defined meta:name="Info 1"/>
    <meta:user-defined meta:name="Info 2"/>
    <meta:user-defined meta:name="Info 3"/>
    <meta:user-defined meta:name="Info 4"/>
  </office:meta>
</office:document-meta>
</file>